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normal" style:font-weight-asian="normal" style:font-weight-complex="normal"/>
    </style:style>
    <style:style style:name="T4" style:parent-style-name="DefaultParagraphFont" style:family="text">
      <style:text-properties fo:font-weight="normal" style:font-weight-asian="normal" style:font-weight-complex="normal"/>
    </style:style>
    <number:date-style style:name="N5" number:language="pl" number:country="PL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" style:parent-style-name="Textbody" style:family="paragraph">
      <style:paragraph-properties fo:text-align="start"/>
    </style:style>
    <style:style style:name="P8" style:parent-style-name="Textbody" style:family="paragraph">
      <style:paragraph-properties fo:text-align="start"/>
    </style:style>
    <style:style style:name="P9" style:parent-style-name="Textbody" style:family="paragraph">
      <style:paragraph-properties fo:text-align="start"/>
    </style:style>
    <style:style style:name="P10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1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2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3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4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5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6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7" style:parent-style-name="Textbody" style:family="paragraph">
      <style:paragraph-properties fo:text-indent="0.4923in"/>
      <style:text-properties fo:font-style="italic" style:font-style-asian="italic" style:font-style-complex="italic" fo:font-size="10pt" style:font-size-asian="10pt" style:font-size-complex="10pt"/>
    </style:style>
    <style:style style:name="P18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9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olumn21" style:family="table-column">
      <style:table-column-properties style:column-width="1.5965in" style:use-optimal-column-width="false"/>
    </style:style>
    <style:style style:name="TableColumn22" style:family="table-column">
      <style:table-column-properties style:column-width="1.7194in" style:use-optimal-column-width="false"/>
    </style:style>
    <style:style style:name="TableColumn23" style:family="table-column">
      <style:table-column-properties style:column-width="3.484in" style:use-optimal-column-width="false"/>
    </style:style>
    <style:style style:name="Table20" style:family="table">
      <style:table-properties style:width="6.8in" fo:margin-left="0in" table:align="left"/>
    </style:style>
    <style:style style:name="TableRow24" style:family="table-row">
      <style:table-row-properties style:min-row-height="0.2194in"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Row31" style:family="table-row">
      <style:table-row-properties style:min-row-height="0.2083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0.5pt" style:font-size-asian="10.5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.5pt" style:font-size-asian="10.5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.5pt" style:font-size-asian="10.5pt"/>
    </style:style>
    <style:style style:name="TableRow38" style:family="table-row">
      <style:table-row-properties style:min-row-height="0.2083in"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0.5pt" style:font-size-asian="10.5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0.5pt" style:font-size-asian="10.5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0.5pt" style:font-size-asian="10.5pt"/>
    </style:style>
    <style:style style:name="TableRow45" style:family="table-row">
      <style:table-row-properties style:min-row-height="0.2194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0.5pt" style:font-size-asian="10.5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.5pt" style:font-size-asian="10.5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.5pt" style:font-size-asian="10.5pt"/>
    </style:style>
    <style:style style:name="TableRow52" style:family="table-row">
      <style:table-row-properties style:min-row-height="0.8784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.5pt" style:font-size-asian="10.5pt"/>
    </style:style>
    <style:style style:name="P55" style:parent-style-name="TableContents" style:family="paragraph">
      <style:text-properties fo:font-size="10.5pt" style:font-size-asian="10.5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0.5pt" style:font-size-asian="10.5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.5pt" style:font-size-asian="10.5pt"/>
    </style:style>
    <style:style style:name="TableRow60" style:family="table-row">
      <style:table-row-properties style:min-row-height="0.4597in"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.5pt" style:font-size-asian="10.5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.5pt" style:font-size-asian="10.5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0.5pt" style:font-size-asian="10.5pt"/>
    </style:style>
    <style:style style:name="TableRow67" style:family="table-row">
      <style:table-row-properties style:min-row-height="0.4597in"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.5pt" style:font-size-asian="10.5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.5pt" style:font-size-asian="10.5pt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0.5pt" style:font-size-asian="10.5pt"/>
    </style:style>
    <style:style style:name="P74" style:parent-style-name="Textbody" style:family="paragraph">
      <style:text-properties fo:color="#CC0000"/>
    </style:style>
    <style:style style:name="P75" style:parent-style-name="Textbody" style:family="paragraph">
      <style:text-properties fo:color="#3333FF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ableColumn78" style:family="table-column">
      <style:table-column-properties style:column-width="0.825in" style:use-optimal-column-width="false"/>
    </style:style>
    <style:style style:name="TableColumn79" style:family="table-column">
      <style:table-column-properties style:column-width="0.6333in" style:use-optimal-column-width="false"/>
    </style:style>
    <style:style style:name="TableColumn80" style:family="table-column">
      <style:table-column-properties style:column-width="5.2326in" style:use-optimal-column-width="false"/>
    </style:style>
    <style:style style:name="Table77" style:family="table">
      <style:table-properties style:width="6.6909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</office:automatic-styles>
  <office:body>
    <office:text text:use-soft-page-breaks="true">
      <text:p text:style-name="P1"><text:span text:style-name="T3">Tytuł</text:span>:<text:s/>Platformico</text:p>
      <text:p text:style-name="Title"><text:span text:style-name="T4">Autorzy:<text:s/></text:span>Zuzanna Schab<text:s/>(ZS),<text:s/>Hubert Sikora<text:s/>(HS)</text:p>
      <text:p text:style-name="Textbody">Ostatnia modyfikacja:<text:s/><text:date style:data-style-name="N5">02.09.2024</text:date>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pis treści</text:p>
          <text:p text:style-name="Contents1"><text:a xlink:href="#__RefHeading___Toc2562_3733460636" office:target-frame-name="_top" xlink:show="replace">1. <text:s/>Repozytorium git projektu<text:tab/>1</text:a></text:p>
          <text:p text:style-name="Contents1"><text:a xlink:href="#__RefHeading___Toc375_832888478" office:target-frame-name="_top" xlink:show="replace">2. <text:s/>Wstęp<text:tab/>1</text:a></text:p>
          <text:p text:style-name="Contents1"><text:a xlink:href="#__RefHeading___Toc377_832888478" office:target-frame-name="_top" xlink:show="replace">3. <text:s/>Specyfikacja<text:tab/>2</text:a></text:p>
          <text:p text:style-name="Contents2"><text:a xlink:href="#__RefHeading___Toc379_832888478" office:target-frame-name="_top" xlink:show="replace">3.1. <text:s/>Opis ogólny algorytmu<text:tab/>2</text:a></text:p>
          <text:p text:style-name="Contents2"><text:a xlink:href="#__RefHeading___Toc381_832888478" office:target-frame-name="_top" xlink:show="replace">3.2. <text:s/>Tabela zdarzeń<text:tab/>2</text:a></text:p>
          <text:p text:style-name="Contents1"><text:a xlink:href="#__RefHeading___Toc383_832888478" office:target-frame-name="_top" xlink:show="replace">4. <text:s/>Architektura<text:tab/>2</text:a></text:p>
          <text:p text:style-name="Contents2"><text:a xlink:href="#__RefHeading___Toc385_832888478" office:target-frame-name="_top" xlink:show="replace">4.1. <text:s/>Moduł: top<text:tab/>2</text:a></text:p>
          <text:p text:style-name="Contents3"><text:a xlink:href="#__RefHeading___Toc387_832888478" office:target-frame-name="_top" xlink:show="replace">4.1.1. <text:s/>Schemat modułu głównego z IP Integratora Vivado.<text:tab/>2</text:a></text:p>
          <text:p text:style-name="Contents1"><text:a xlink:href="#__RefHeading___Toc1267_2642343945" office:target-frame-name="_top" xlink:show="replace">5. <text:s/>Implementacja<text:tab/>3</text:a></text:p>
          <text:p text:style-name="Contents2"><text:a xlink:href="#__RefHeading___Toc1269_2642343945" office:target-frame-name="_top" xlink:show="replace">5.1. <text:s/>Lista zignorowanych ostrzeżeń Vivado.<text:tab/>3</text:a></text:p>
          <text:p text:style-name="Contents2"><text:a xlink:href="#__RefHeading___Toc1271_2642343945" office:target-frame-name="_top" xlink:show="replace">5.2. <text:s/>Wykorzystanie zasobów<text:tab/>3</text:a></text:p>
          <text:p text:style-name="Contents2"><text:a xlink:href="#__RefHeading___Toc1273_2642343945" office:target-frame-name="_top" xlink:show="replace">5.3. <text:s/>Marginesy czasowe<text:tab/>3</text:a></text:p>
          <text:p text:style-name="Contents1"><text:a xlink:href="#__RefHeading___Toc1249_1436539759" office:target-frame-name="_top" xlink:show="replace">6. <text:s/>Film.<text:tab/>3</text:a></text:p>
        </text:index-body>
      </text:table-of-content>
      <text:p text:style-name="Textbody"/>
      <text:h text:style-name="Heading1" text:outline-level="1"><text:bookmark-start text:name="__RefHeading___Toc2562_3733460636"/>Repozytorium git projektu<text:bookmark-end text:name="__RefHeading___Toc2562_3733460636"/></text:h>
      <text:p text:style-name="P7">Adres repozytorium GITa:</text:p>
      <text:p text:style-name="P8">https://github.com/sikorah/Projekt_UEC2.git</text:p>
      <text:p text:style-name="P9"><text:a xlink:href="mailto:kaczmarczyk@agh.edu.pl" office:target-frame-name="_top" xlink:show="replace">kaczmarczyk@agh.edu.pl</text:a></text:p>
      <text:h text:style-name="Heading1" text:outline-level="1"><text:bookmark-start text:name="__RefHeading___Toc375_832888478"/>Wstęp<text:bookmark-end text:name="__RefHeading___Toc375_832888478"/></text:h>
      <text:p text:style-name="P10">Pomysł na grę kooperacyjną, w której jeden gracz pomaga drugiemu przejść przeszkodę, a sukces możliwy jest tylko dzięki współpracy, zrodził się z potrzeby stworzenia doświadczenia, które podkreśla wartość współdziałania. Współczesne gry często skupiają się na rywalizacji lub indywidualnym postępie, a idea wspólnego osiągania celu stanowiła ciekawą alternatywę.<text:s/>Ponad to, postacie posiadają wygląd kotów, gdyż<text:s/>nasze własne koty towarzyszyły nam podczas całej drogi w naszym projekcie.</text:p>
      <text:p text:style-name="P11"><text:tab/>W ramach tego projektu wykorzystujemy mysz do poruszania graczami których zadaniem jest umożliwienie przejścia wzajemnie graczom, ponieważ grę mogą zakończyć tylko razem.<text:s/>W tym celu postawiona przed graczami przeszkoda na środku planszy, która uniemożliwia przejście, może zostać podniesiona tylko w przypadku, gdy któryś z graczy stanie na jednym z podłączonych do sterowania przeszkody guzika. Celem graczy jest wspólne dotarcie do domu na końcu planszy.</text:p>
      <text:h text:style-name="Heading1" text:outline-level="1"><text:bookmark-start text:name="__RefHeading___Toc377_832888478"/>Specyfikacja<text:bookmark-end text:name="__RefHeading___Toc377_832888478"/></text:h>
      <text:h text:style-name="Heading2" text:outline-level="2"><text:bookmark-start text:name="__RefHeading___Toc379_832888478"/>Opis ogólny algorytmu<text:bookmark-end text:name="__RefHeading___Toc379_832888478"/></text:h>
      <text:p text:style-name="P12">Po uruchomieniu gry wita nas menu główne gry, dzięki któremu możemy przejść do właściwej rozgrywki. Przejścia z menu do gry a na końcu do planszy zakończenia wykonane są na zasadzie maszyny stanów, które działa poziom wyżej od topu naszej właściwej rozgrywki.<text:s/>Dzięki takiej<text:s/>implementacji maszyny stanów, gra jest łatwo skalowalna do kolejnych poziomów gry. Dodanie kolejnych plansz wymaga dodania<text:s/>pojedynczego stanu oraz modułów konkretnego poziomu.<text:s/></text:p>
      <text:p text:style-name="P13">Zaczynając samą rozgrywkę obie nasze postacie startują w pozycji xpos = 0, czyli na samym początku naszej planszy. Poruszając graczem za pomocą przycisków mszy (lefi, right) informacja o naciśnięciu klawisza jest przekazywana do modułu kontrolującego ruch gracza poprzez maszynę stanów. Do danych stanów przypisane są również<text:s/>odpowiednie zmiany wyglądu postaci w module draw_player tak, aby były zwrócone w stronę w którą mają się poruszać.</text:p>
      <text:p text:style-name="P14">Przetransportowanie gracza na obszar z widocznym przyciskiem, zdefiniowanym w module draw_button, powoduje przesłanie informacji o naciśnięciu jednego z przycisków (buton_pressed) do modułu kontrolującego ruch przeszkody (draw_rect_ctl) w którym znajduje się maszyna stanów odpowiadająca za ruch przeszkody. Brak obecności żadnego z graczy na jednym z przycisków natychmiastowo powoduje rozpoczęcie opadania przeszkody. Stojąc na przycisku odpowiednio długo, przeszkoda osiąga swoją maksymalną wysokość i pozostaje w tym miejscu.</text:p>
      <text:p text:style-name="P15">Gdy gracze znajdą już się po drugiej stronie przeszkody, mają możliwość zakończenia rozgrywki poprzez wspólne wejście do domu, co następnie uruchamia maszynę stanów, przenosząc nas z ekranu rozgrywki do ekranu zakończenia gry.</text:p>
      <text:p text:style-name="P16">Niestety naszym błędem jest nieprzeczytanie uważne specyfikacji, gdzie powiedziane zostało że<text:s/>wymagana<text:s/><text:s/>rozdzielczość<text:s/>wynosi<text:s/>1024x768. Nasz projekt jest napisany w rozdzielczości<text:s/>800x600, co niestety<text:s/>nie jest bliskie wymaganiom. Wiemy natomiast, że aby poprawić<text:s/>naszą rozdzielczość powinniśmy wpisać odpowiednie wartości w vga_pkg.sv. Ponad to należy zmienić w<text:s/>clk_wiz_0.v i clk_wiz_0_clk_wiz.v<text:s/>generację sygnału zegara na<text:s/>75MHz. Należy wtedy również zmienić nazewnictwo włączając w to top_vga_basys3.sv oraz wszystkie moduły które zawierają konfliktującą nazwę (obecnie 40clk i podobne)<text:s/>włącznie z testbenchem.<text:s/></text:p>
      <text:p text:style-name="P17">Napotkaliśmy na problem którego nie byliśmy w stanie<text:s/>rozwiązać, mianowicie, gdy podłączyliśmy działający sam w sobie<text:s/>moduł gry<text:s/>to działa on bez zarzutów<text:s/>co<text:s/>można zaobserwować na fragmentach naszego filmu. Natomiast,<text:s/>gdy włożyliśmy go do maszyny stanów, która umożliwiła nam dodanie ekranu początkowego oraz końcowego, gracz pierwszy działa bez zarzutów,<text:s/>za to gracz drugi<text:s/>może się<text:s/>swobodnie poruszać w lewo i jest wyczuwany na<text:s/>przyciskach, ale nawet<text:s/>bez naciskania PPM przesuwa się on w prawo na takt zegara i zatrzymuje się na takt zegara.</text:p>
      <text:p text:style-name="P18"/>
      <text:h text:style-name="Heading2" text:outline-level="2"><text:bookmark-start text:name="__RefHeading___Toc381_832888478"/>Tabela zdarzeń<text:bookmark-end text:name="__RefHeading___Toc381_832888478"/></text:h>
      <text:p text:style-name="P19">Opis zdarzeń/akcji występujących podczas działania programu/urządzenia, zarówno zewnętrznych (interakcje z użytkownikiem), jak i wewnętrznych (specyficzne stany w algorytmie). Zdarzenia podzielone są na kategorie dotyczący różnych stanów działania programu. Kategorie powinny odpowiadać stanom ze schematu z pkt. 2.1.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Zdarzenie</text:p>
          </table:table-cell>
          <table:table-cell table:style-name="TableCell27">
            <text:p text:style-name="P28">Kategoria</text:p>
          </table:table-cell>
          <table:table-cell table:style-name="TableCell29">
            <text:p text:style-name="P30">Reakcja systemu</text:p>
          </table:table-cell>
        </table:table-row>
        <table:table-row table:style-name="TableRow31">
          <table:table-cell table:style-name="TableCell32">
            <text:p text:style-name="P33">Naciśnięcie<text:s/>LPM</text:p>
          </table:table-cell>
          <table:table-cell table:style-name="TableCell34">
            <text:p text:style-name="P35">Ekran startowy</text:p>
          </table:table-cell>
          <table:table-cell table:style-name="TableCell36">
            <text:p text:style-name="P37">Uruchomienie gry</text:p>
          </table:table-cell>
        </table:table-row>
        <table:table-row table:style-name="TableRow38">
          <table:table-cell table:style-name="TableCell39">
            <text:p text:style-name="P40">Naciśnięcie PPM</text:p>
          </table:table-cell>
          <table:table-cell table:style-name="TableCell41">
            <text:p text:style-name="P42">Gra</text:p>
          </table:table-cell>
          <table:table-cell table:style-name="TableCell43">
            <text:p text:style-name="P44">Zmiana kierunku ruchu<text:s/>gracza w prawo</text:p>
          </table:table-cell>
        </table:table-row>
        <table:table-row table:style-name="TableRow45">
          <table:table-cell table:style-name="TableCell46">
            <text:p text:style-name="P47">Naciśnięcie LPM</text:p>
          </table:table-cell>
          <table:table-cell table:style-name="TableCell48">
            <text:p text:style-name="P49">Gra</text:p>
          </table:table-cell>
          <table:table-cell table:style-name="TableCell50">
            <text:p text:style-name="P51">Zmiana kierunku ruchu gracza w lewo</text:p>
          </table:table-cell>
        </table:table-row>
        <table:table-row table:style-name="TableRow52">
          <table:table-cell table:style-name="TableCell53">
            <text:p text:style-name="P54">Pozycja gracza będąca w granicach jednego z przycisków</text:p>
            <text:p text:style-name="P55"/>
          </table:table-cell>
          <table:table-cell table:style-name="TableCell56">
            <text:p text:style-name="P57">Gra</text:p>
          </table:table-cell>
          <table:table-cell table:style-name="TableCell58">
            <text:p text:style-name="P59">Zmiana stanu ruchu przeszkody z IDLE w ELEVATE powodująca rozpoczęcie podnoszenia przeszkody oraz utrzymywania jej w powietrzu gdy osiągnie swoją maksymalną wysokość, umożliwiając przejście drugiego gracza</text:p>
          </table:table-cell>
        </table:table-row>
        <table:table-row table:style-name="TableRow60">
          <table:table-cell table:style-name="TableCell61">
            <text:p text:style-name="P62">Pozycja obu graczy w granicach domu na końcu planszy</text:p>
          </table:table-cell>
          <table:table-cell table:style-name="TableCell63">
            <text:p text:style-name="P64">Gra</text:p>
          </table:table-cell>
          <table:table-cell table:style-name="TableCell65">
            <text:p text:style-name="P66">Zakończenie gry</text:p>
          </table:table-cell>
        </table:table-row>
        <table:table-row table:style-name="TableRow67">
          <table:table-cell table:style-name="TableCell68">
            <text:p text:style-name="P69">Naciśnięcie LPM</text:p>
          </table:table-cell>
          <table:table-cell table:style-name="TableCell70">
            <text:p text:style-name="P71">Ekran końcowy</text:p>
          </table:table-cell>
          <table:table-cell table:style-name="TableCell72">
            <text:p text:style-name="P73">Zresetowanie gry do ekranu startowego</text:p>
          </table:table-cell>
        </table:table-row>
      </table:table>
      <text:p text:style-name="Textbody"/>
      <text:h text:style-name="Heading1" text:outline-level="1"><text:bookmark-start text:name="__RefHeading___Toc383_832888478"/>Architektura<text:bookmark-end text:name="__RefHeading___Toc383_832888478"/></text:h>
      <text:p text:style-name="P74">Uwaga: dobrze zrobiony projekt zawiera tylko moduły strukturalne (zbudowane z innych modułów) i funkcjonalne (zawierające bloki proceduralne always @). Staramy się nie generować bloków mieszających te dwa typy, o ile to możliwe.</text:p>
      <text:h text:style-name="Heading2" text:outline-level="2"><text:bookmark-start text:name="__RefHeading___Toc385_832888478"/>Moduł: top<text:bookmark-end text:name="__RefHeading___Toc385_832888478"/></text:h>
      <text:p text:style-name="Textbody">Osoba odpowiedzialna:<text:s/>ZS</text:p>
      <text:h text:style-name="Heading3" text:outline-level="3"><text:bookmark-start text:name="__RefHeading___Toc387_832888478"/>Schemat modułu głównego z IP Integratora Vivado.<text:bookmark-end text:name="__RefHeading___Toc387_832888478"/></text:h>
      <text:p text:style-name="P75">&lt; tu umieść schemat &gt;</text:p>
      <text:h text:style-name="Heading1" text:outline-level="1"><text:bookmark-start text:name="__RefHeading___Toc1267_2642343945"/>Implementacja<text:bookmark-end text:name="__RefHeading___Toc1267_2642343945"/></text:h>
      <text:h text:style-name="Heading2" text:outline-level="2"><text:bookmark-start text:name="__RefHeading___Toc1269_2642343945"/>Lista<text:s/><text:span text:style-name="T76">zignorowanych</text:span><text:s/>ostrzeżeń Vivado.<text:bookmark-end text:name="__RefHeading___Toc1269_2642343945"/>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Identyfikator ostrzeżenia</text:p>
          </table:table-cell>
          <table:table-cell table:style-name="TableCell84">
            <text:p text:style-name="P85">Liczba wystąpień</text:p>
          </table:table-cell>
          <table:table-cell table:style-name="TableCell86">
            <text:p text:style-name="P87">Uzasadnienie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Textbody"/>
      <text:h text:style-name="Heading2" text:outline-level="2"><text:bookmark-start text:name="__RefHeading___Toc1271_2642343945"/>Wykorzystanie zasobów<text:bookmark-end text:name="__RefHeading___Toc1271_2642343945"/></text:h>
      <text:p text:style-name="Textbody">Tabela z wykorzystaniem zasobów z Vivado</text:p>
      <text:h text:style-name="Heading2" text:outline-level="2"><text:bookmark-start text:name="__RefHeading___Toc1273_2642343945"/>Marginesy czasowe<text:bookmark-end text:name="__RefHeading___Toc1273_2642343945"/></text:h>
      <text:p text:style-name="Textbody"><text:bookmark-start text:name="__RefHeading___Toc996_1436539759"/>Marginesy czasowe (WNS) dla setup i hold.<text:bookmark-end text:name="__RefHeading___Toc996_1436539759"/></text:p>
      <text:h text:style-name="Heading1" text:outline-level="1"><text:bookmark-start text:name="__RefHeading___Toc1249_1436539759"/>Film.<text:bookmark-end text:name="__RefHeading___Toc1249_1436539759"/></text:h>
      <text:p text:style-name="Textbody">Link do ściągnięcia filmu:</text:p>
      <text:p text:style-name="Textbody">https:/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language="pl" fo:country="PL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2pt" style:font-size-asian="12pt" fo:language="pl" fo:country="PL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18in" fo:margin-bottom="0in"/>
      <style:text-properties fo:font-weight="bold" style:font-weight-asian="bold" style:font-weight-complex="bold" fo:font-size="11pt" style:font-size-asian="11pt" fo:language="pl" fo:country="PL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118in" fo:margin-bottom="0in"/>
      <style:text-properties fo:font-weight="bold" style:font-weight-asian="bold" style:font-weight-complex="bold" fo:font-style="italic" style:font-style-asian="italic" style:font-style-complex="italic" fo:font-size="11pt" style:font-size-asian="11pt" fo:language="pl" fo:country="PL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 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 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/>
      <style:text-properties fo:font-size="10.5pt" style:font-size-asian="10.5pt" fo:language="pl" fo:country="PL"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Liberation Sans Narrow" style:font-name-asian="Liberation Sans Narrow" style:font-name-complex="Liberation Sans Narrow" fo:font-size="11pt" style:font-size-asian="11pt" fo:language="pl" fo:country="PL" fo:hyphenate="false"/>
    </style:style>
    <style:style style:name="Title" style:display-name="Title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language="pl" fo:country="PL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language="pl" fo:country="PL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language="pl" fo:country="PL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language="pl" fo:country="PL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list-format-name="NLF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 </number:text>
      <number:num-list-label text:level="2"/>
      <number:text>%1%.%2%. </number:text>
      <number:num-list-label text:level="3"/>
      <number:text>%1%.%2%.%3%. </number:text>
      <number:num-list-label text:level="4"/>
      <number:text>%4%) 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 </number:text>
      <number:num-list-label text:level="2"/>
      <number:text>%1%.%2%. </number:text>
      <number:num-list-label text:level="3"/>
      <number:text>%1%.%2%.%3%. </number:text>
      <number:num-list-label text:level="4"/>
      <number:text>%4%) 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number:date-style style:name="N2" number:language="pl" number:country="PL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Header">MTM UEC2<text:s/><text:date style:data-style-name="N2">09/02/2024</text:date><text:tab/>Raport z projektu<text:tab/><text:page-number text:fixed="false">3</text:page-number><text:s/>/<text:s/>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usan Schab</meta:initial-creator>
    <dc:creator>Susan Schab</dc:creator>
    <meta:creation-date>2024-09-02T16:18:00Z</meta:creation-date>
    <dc:date>2024-09-02T16:18:00Z</dc:date>
    <meta:template xlink:href="Normal.dotm" xlink:type="simple"/>
    <meta:editing-cycles>32</meta:editing-cycles>
    <meta:editing-duration>PT196920S</meta:editing-duration>
    <meta:document-statistic meta:page-count="1" meta:paragraph-count="13" meta:word-count="998" meta:character-count="6677" meta:row-count="47" meta:non-whitespace-character-count="5692"/>
  </office:meta>
</office:document-meta>
</file>